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GyreCursor" svg:font-family="TeXGyreCurso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1.084cm" fo:min-width="0.136cm"/>
    </style:style>
    <style:style style:name="gr2" style:family="graphic" style:parent-style-name="standard">
      <style:graphic-properties draw:fill="solid" draw:fill-color="#f7a19a" draw:textarea-horizontal-align="justify" draw:textarea-vertical-align="middle" draw:auto-grow-height="false" fo:min-height="1.449cm" fo:min-width="13.47cm"/>
    </style:style>
    <style:style style:name="gr3" style:family="graphic" style:parent-style-name="standard">
      <style:graphic-properties draw:stroke="none" svg:stroke-color="#000000" draw:fill="none" draw:fill-color="#ffffff" fo:min-height="0.888cm"/>
    </style:style>
    <style:style style:name="gr4" style:family="graphic" style:parent-style-name="standard">
      <style:graphic-properties draw:fill="solid" draw:fill-color="#f7a19a" draw:textarea-horizontal-align="justify" draw:textarea-vertical-align="middle" draw:auto-grow-height="false" fo:min-height="1.342cm" fo:min-width="13.47cm"/>
    </style:style>
    <style:style style:name="gr5" style:family="graphic" style:parent-style-name="standard">
      <style:graphic-properties draw:stroke="none" svg:stroke-color="#000000" draw:fill="none" draw:fill-color="#ffffff" fo:min-height="0.816cm"/>
    </style:style>
    <style:style style:name="gr6" style:family="graphic" style:parent-style-name="standard">
      <style:graphic-properties draw:fill="solid" draw:fill-color="#f7a19a" draw:textarea-horizontal-align="justify" draw:textarea-vertical-align="middle" draw:auto-grow-height="false" fo:min-height="1.401cm" fo:min-width="13.47cm"/>
    </style:style>
    <style:style style:name="gr7" style:family="graphic" style:parent-style-name="standard">
      <style:graphic-properties draw:stroke="none" svg:stroke-color="#000000" draw:fill="none" draw:fill-color="#ffffff" fo:min-height="1.111cm"/>
    </style:style>
    <style:style style:name="gr8" style:family="graphic" style:parent-style-name="standard">
      <style:graphic-properties draw:stroke="none" svg:stroke-color="#000000" draw:fill="none" draw:fill-color="#ffffff" fo:min-height="1.339cm"/>
    </style:style>
    <style:style style:name="gr9" style:family="graphic" style:parent-style-name="standard">
      <style:graphic-properties draw:fill="solid" draw:fill-color="#f7a19a" draw:textarea-horizontal-align="justify" draw:textarea-vertical-align="middle" draw:auto-grow-height="false" fo:min-height="1.424cm" fo:min-width="13.47cm"/>
    </style:style>
    <style:style style:name="gr10" style:family="graphic" style:parent-style-name="standard">
      <style:graphic-properties draw:fill="solid" draw:fill-color="#f7a19a" draw:textarea-horizontal-align="justify" draw:textarea-vertical-align="middle" draw:auto-grow-height="false" fo:min-height="1.345cm" fo:min-width="13.47cm"/>
    </style:style>
    <style:style style:name="gr11" style:family="graphic" style:parent-style-name="standard">
      <style:graphic-properties draw:stroke="none" svg:stroke-color="#3465a4" draw:fill="solid" draw:fill-color="#dddddd" draw:textarea-vertical-align="middle" draw:auto-grow-height="false" fo:min-height="9.042cm" fo:min-width="8.673cm"/>
    </style:style>
    <style:style style:name="gr12" style:family="graphic" style:parent-style-name="standard">
      <style:graphic-properties draw:stroke="dash" draw:stroke-dash="Fine_20_Dashed" svg:stroke-width="0.102cm" svg:stroke-color="#3465a4" draw:marker-start-width="0.508cm" draw:marker-end-width="0.508cm" draw:fill="solid" draw:fill-color="#87d1d1" draw:textarea-horizontal-align="justify" draw:textarea-vertical-align="middle" draw:auto-grow-height="false" fo:min-height="0.908cm" fo:min-width="1.376cm" fo:padding-top="0.175cm" fo:padding-bottom="0.175cm" fo:padding-left="0.3cm" fo:padding-right="0.3cm"/>
    </style:style>
    <style:style style:name="gr13" style:family="graphic" style:parent-style-name="standard">
      <style:graphic-properties svg:stroke-width="0.102cm" svg:stroke-color="#3465a4" draw:marker-start-width="0.508cm" draw:marker-end-width="0.508cm" draw:fill="solid" draw:fill-color="#87d1d1" draw:textarea-horizontal-align="justify" draw:textarea-vertical-align="middle" draw:auto-grow-height="false" fo:min-height="0.908cm" fo:min-width="1.376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fo:min-height="1.627cm"/>
    </style:style>
    <style:style style:name="gr15" style:family="graphic" style:parent-style-name="standard">
      <style:graphic-properties draw:stroke="none" svg:stroke-color="#000000" draw:fill="none" draw:fill-color="#ffffff" fo:min-height="1.78cm"/>
    </style:style>
    <style:style style:name="P1" style:family="paragraph">
      <loext:graphic-properties draw:fill="solid" draw:fill-color="#b2b2b2"/>
      <style:paragraph-properties fo:text-align="center"/>
    </style:style>
    <style:style style:name="P2" style:family="paragraph">
      <loext:graphic-properties draw:fill="solid" draw:fill-color="#f7a19a"/>
      <style:paragraph-properties fo:text-align="center"/>
    </style:style>
    <style:style style:name="P3" style:family="paragraph">
      <style:paragraph-properties fo:text-align="start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color="#0066b3" style:font-name="TeXGyreCursor" fo:font-size="13pt" fo:font-weight="bold" style:font-size-asian="13pt" style:font-weight-asian="bold" style:font-size-complex="13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0066b3" style:font-name="TeXGyreCursor" fo:font-size="13pt" fo:font-weight="bold" style:font-size-asian="13pt" style:font-weight-asian="bold" style:font-size-complex="13pt" style:font-weight-complex="bold"/>
    </style:style>
    <style:style style:name="P8" style:family="paragraph">
      <style:paragraph-properties fo:text-align="start"/>
      <style:text-properties fo:color="#0066b3" style:font-name="TeXGyreCursor" fo:font-size="13pt" fo:font-weight="bold" style:font-size-asian="13pt" style:font-weight-asian="bold" style:font-size-complex="13pt" style:font-weight-complex="bold"/>
    </style:style>
    <style:style style:name="P9" style:family="paragraph">
      <loext:graphic-properties draw:fill="none" draw:fill-color="#ffffff"/>
      <style:text-properties fo:color="#0066b3" style:font-name="TeXGyreCursor" fo:font-size="13pt" fo:font-weight="bold" style:font-size-asian="13pt" style:font-weight-asian="bold" style:font-size-complex="13pt" style:font-weight-complex="bold"/>
    </style:style>
    <style:style style:name="P10" style:family="paragraph">
      <loext:graphic-properties draw:fill="solid" draw:fill-color="#dddddd"/>
      <style:paragraph-properties fo:text-align="center"/>
    </style:style>
    <style:style style:name="P11" style:family="paragraph">
      <loext:graphic-properties draw:fill="solid" draw:fill-color="#87d1d1"/>
      <style:paragraph-properties fo:text-align="center"/>
    </style:style>
    <style:style style:name="P12" style:family="paragraph"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P13" style:family="paragraph">
      <loext:graphic-properties draw:fill="none" draw:fill-color="#ffffff"/>
      <style:text-properties fo:font-size="11pt" fo:font-weight="normal" style:font-size-asian="11pt" style:font-weight-asian="normal" style:font-size-complex="11pt" style:font-weight-complex="normal"/>
    </style:style>
    <style:style style:name="P14" style:family="paragraph">
      <loext:graphic-properties draw:fill="none" draw:fill-color="#ffffff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P15" style:family="paragraph">
      <style:text-properties style:font-name="TeXGyreCursor" fo:font-size="14pt" style:font-size-asian="14pt" style:font-size-complex="14pt"/>
    </style:style>
    <style:style style:name="P16" style:family="paragraph">
      <loext:graphic-properties draw:fill="none" draw:fill-color="#ffffff"/>
      <style:text-properties style:font-name="TeXGyreCursor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66b3" style:font-name="TeXGyreCursor"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TeXGyreCursor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524cm" svg:x="9.907cm" svg:y="5.9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.27cm" svg:height="1.524cm" svg:x="9.907cm" svg:y="8.95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.27cm" svg:height="1.524cm" svg:x="9.907cm" svg:y="23.154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.27cm" svg:height="1.524cm" svg:x="9.907cm" svg:y="2.75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2" draw:text-style-name="P2" draw:layer="layout" svg:width="13.97cm" svg:height="1.699cm" svg:x="3.921cm" svg:y="4.38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3.97cm" svg:height="1.138cm" svg:x="3.921cm" svg:y="4.434cm">
            <draw:text-box>
              <text:p text:style-name="P3"><text:span text:style-name="T1">2.) edit the </text:span><text:span text:style-name="T1">parameter</text:span><text:span text:style-name="T1">s file</text:span></text:p>
            </draw:text-box>
          </draw:frame>
        </draw:g>
        <draw:g>
          <draw:custom-shape draw:style-name="gr4" draw:text-style-name="P2" draw:layer="layout" svg:width="13.97cm" svg:height="1.592cm" svg:x="3.921cm" svg:y="24.68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13.97cm" svg:height="1.066cm" svg:x="3.921cm" svg:y="24.811cm">
            <draw:text-box>
              <text:p text:style-name="P3"><text:span text:style-name="T1">5.) </text:span><text:span text:style-name="T1">analysis</text:span></text:p>
            </draw:text-box>
          </draw:frame>
        </draw:g>
        <draw:g>
          <draw:custom-shape draw:style-name="gr6" draw:text-style-name="P2" draw:layer="layout" svg:width="13.97cm" svg:height="1.651cm" svg:x="3.921cm" svg:y="1.381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13.97cm" svg:height="1.361cm" svg:x="3.921cm" svg:y="1.343cm">
            <draw:text-box>
              <text:p text:style-name="P3"><text:span text:style-name="T1">1.) make a </text:span><text:span text:style-name="T1">new </text:span><text:span text:style-name="T1">template </text:span><text:span text:style-name="T1">parameter</text:span><text:span text:style-name="T1">s file</text:span></text:p>
            </draw:text-box>
          </draw:frame>
          <draw:frame draw:style-name="gr8" draw:text-style-name="P7" draw:layer="layout" svg:width="14.605cm" svg:height="1.589cm" svg:x="3.74cm" svg:y="1.944cm">
            <draw:text-box>
              <text:p text:style-name="P6"><text:span text:style-name="T2">&gt;&gt;&gt; gnx.make_parameters_file(“./my_params.py”, ...)</text:span></text:p>
            </draw:text-box>
          </draw:frame>
        </draw:g>
        <draw:g>
          <draw:custom-shape draw:style-name="gr9" draw:text-style-name="P2" draw:layer="layout" svg:width="13.97cm" svg:height="1.674cm" svg:x="3.921cm" svg:y="7.581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13.97cm" svg:height="1.361cm" svg:x="3.921cm" svg:y="7.545cm">
            <draw:text-box>
              <text:p text:style-name="P3"><text:span text:style-name="T1">3.) use the </text:span><text:span text:style-name="T1">parameter</text:span><text:span text:style-name="T1">s file to </text:span><text:span text:style-name="T1">instantiate </text:span><text:span text:style-name="T1">a Model </text:span><text:span text:style-name="T1">object</text:span></text:p>
            </draw:text-box>
          </draw:frame>
          <draw:frame draw:style-name="gr7" draw:text-style-name="P9" draw:layer="layout" svg:width="13.97cm" svg:height="1.361cm" svg:x="3.921cm" svg:y="8.246cm">
            <draw:text-box>
              <text:p text:style-name="P8"><text:span text:style-name="T2">&gt;&gt;&gt; mod = gnx.make_model(“./my_params.py”)</text:span></text:p>
            </draw:text-box>
          </draw:frame>
        </draw:g>
        <draw:g>
          <draw:custom-shape draw:style-name="gr10" draw:text-style-name="P2" draw:layer="layout" svg:width="13.97cm" svg:height="1.595cm" svg:x="3.921cm" svg:y="10.581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13.97cm" svg:height="1.361cm" svg:x="3.921cm" svg:y="10.546cm">
            <draw:text-box>
              <text:p text:style-name="P3"><text:span text:style-name="T1">4</text:span><text:span text:style-name="T3">.)</text:span><text:span text:style-name="T1"> run the Model</text:span></text:p>
            </draw:text-box>
          </draw:frame>
          <draw:frame draw:style-name="gr7" draw:text-style-name="P9" draw:layer="layout" svg:width="13.97cm" svg:height="1.361cm" svg:x="3.921cm" svg:y="11.247cm">
            <draw:text-box>
              <text:p text:style-name="P8"><text:span text:style-name="T2">&gt;&gt;&gt; </text:span><text:span text:style-name="T2">mod.run()</text:span></text:p>
            </draw:text-box>
          </draw:frame>
        </draw:g>
        <draw:g>
          <draw:g>
            <draw:custom-shape draw:style-name="gr11" draw:text-style-name="P10" draw:layer="layout" svg:width="9.172cm" svg:height="9.291cm" draw:transform="rotate (3.05205726296248) translate (15.112cm 22.988cm)">
              <text:p/>
              <draw:enhanced-geometry svg:viewBox="0 0 21600 21600" draw:text-areas="0 0 21600 21600" draw:mirror-horizontal="false" draw:mirror-vertical="false" draw:type="circular-arrow" draw:modifiers="44.4869884226077 -4.31559483304495 9505.91159699325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custom-shape draw:style-name="gr12" draw:text-style-name="P11" draw:layer="layout" svg:width="2.794cm" svg:height="1.778cm" svg:x="12.435cm" svg:y="20.4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layer="layout" svg:width="2.794cm" svg:height="1.778cm" svg:x="9.236cm" svg:y="12.7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layout" svg:width="2.794cm" svg:height="1.778cm" svg:x="13.94cm" svg:y="17.4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layer="layout" svg:width="2.794cm" svg:height="1.778cm" svg:x="5.509cm" svg:y="18.5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layer="layout" svg:width="2.794cm" svg:height="1.778cm" svg:x="8.133cm" svg:y="20.9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layout" svg:width="2.794cm" svg:height="1.778cm" svg:x="12.981cm" svg:y="14.2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13" draw:layer="layout" svg:width="2.413cm" svg:height="1.877cm" svg:x="9.498cm" svg:y="13.32cm">
            <draw:text-box>
              <text:p text:style-name="P12"><text:span text:style-name="T4">movement</text:span></text:p>
            </draw:text-box>
          </draw:frame>
          <draw:frame draw:style-name="gr14" draw:text-style-name="P14" draw:layer="layout" svg:width="2.413cm" svg:height="1.877cm" svg:x="13.199cm" svg:y="14.821cm">
            <draw:text-box>
              <text:p text:style-name="P12"><text:span text:style-name="T4">mating</text:span></text:p>
            </draw:text-box>
          </draw:frame>
          <draw:frame draw:style-name="gr14" draw:text-style-name="P13" draw:layer="layout" svg:width="2.413cm" svg:height="1.877cm" svg:x="14.2cm" svg:y="18.022cm">
            <draw:text-box>
              <text:p text:style-name="P12"><text:span text:style-name="T4">mortality</text:span></text:p>
            </draw:text-box>
          </draw:frame>
          <draw:frame draw:style-name="gr14" draw:text-style-name="P13" draw:layer="layout" svg:width="2.413cm" svg:height="1.877cm" svg:x="12.701cm" svg:y="20.523cm">
            <draw:text-box>
              <text:p text:style-name="P12"><text:span text:style-name="T4">land &amp;</text:span></text:p>
              <text:p text:style-name="P12"><text:span text:style-name="T4">population</text:span></text:p>
              <text:p text:style-name="P12"><text:span text:style-name="T4">change</text:span></text:p>
            </draw:text-box>
          </draw:frame>
          <draw:frame draw:style-name="gr14" draw:text-style-name="P13" draw:layer="layout" svg:width="2.413cm" svg:height="1.877cm" svg:x="8.402cm" svg:y="21.224cm">
            <draw:text-box>
              <text:p text:style-name="P12"><text:span text:style-name="T4">data</text:span></text:p>
              <text:p text:style-name="P12"><text:span text:style-name="T4">collection</text:span></text:p>
            </draw:text-box>
          </draw:frame>
          <draw:frame draw:style-name="gr14" draw:text-style-name="P13" draw:layer="layout" svg:width="2.413cm" svg:height="1.877cm" svg:x="5.703cm" svg:y="18.725cm">
            <draw:text-box>
              <text:p text:style-name="P12"><text:span text:style-name="T4">stats</text:span></text:p>
              <text:p text:style-name="P12"><text:span text:style-name="T4">collection</text:span></text:p>
            </draw:text-box>
          </draw:frame>
        </draw:g>
        <draw:frame draw:style-name="gr15" draw:text-style-name="P16" draw:layer="layout" svg:width="6.598cm" svg:height="2.03cm" draw:transform="rotate (0.00645771823237902) translate (3.594cm 12.411cm)">
          <draw:text-box>
            <text:p text:style-name="P15"><text:span text:style-name="T5">for i </text:span><text:span text:style-name="T5">iteratio</text:span><text:span text:style-name="T5">ns:</text:span></text:p>
            <text:p text:style-name="P15"><text:span text:style-name="T5"><text:s text:c="2"/></text:span><text:span text:style-name="T5">for t </text:span><text:span text:style-name="T5">timestep</text:span><text:span text:style-name="T5">s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GyreCursor" svg:font-family="TeXGyreCurso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2T13:48:00.058800620</meta:creation-date>
    <dc:date>2018-10-22T15:12:44.728183696</dc:date>
    <meta:editing-duration>PT29M39S</meta:editing-duration>
    <meta:editing-cycles>8</meta:editing-cycles>
    <meta:generator>LibreOffice/6.0.6.2$Linux_X86_64 LibreOffice_project/00m0$Build-2</meta:generator>
    <meta:document-statistic meta:object-count="38"/>
  </office:meta>
</office:document-meta>
</file>